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d3205" officeooo:paragraph-rsid="001d3205" style:font-size-asian="16pt" style:font-size-complex="16pt"/>
    </style:style>
    <style:style style:name="P2" style:family="paragraph" style:parent-style-name="Standard">
      <style:paragraph-properties fo:text-align="justify" style:justify-single-word="false"/>
      <style:text-properties fo:font-size="14pt" officeooo:rsid="001d3205" officeooo:paragraph-rsid="001d3205" style:font-size-asian="12.25pt" style:font-size-complex="14pt"/>
    </style:style>
    <style:style style:name="P3" style:family="paragraph" style:parent-style-name="Standard">
      <style:paragraph-properties fo:text-align="justify" style:justify-single-word="false"/>
      <style:text-properties fo:font-size="14pt" officeooo:rsid="001e5e15" officeooo:paragraph-rsid="002004bf" style:font-size-asian="12.25pt" style:font-size-complex="14pt"/>
    </style:style>
    <style:style style:name="P4" style:family="paragraph" style:parent-style-name="Standard">
      <style:paragraph-properties fo:text-align="justify" style:justify-single-word="false"/>
      <style:text-properties fo:font-size="14pt" officeooo:rsid="002004bf" officeooo:paragraph-rsid="002004bf" style:font-size-asian="12.25pt" style:font-size-complex="14pt"/>
    </style:style>
    <style:style style:name="T1" style:family="text">
      <style:text-properties officeooo:rsid="001e5e15"/>
    </style:style>
    <style:style style:name="T2" style:family="text">
      <style:text-properties officeooo:rsid="002004b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flexió 8</text:p>
      <text:p text:style-name="P1"/>
      <text:p text:style-name="P2">Az óra elején egy egy ember által bedobott témát vitattunk meg. Ilyen volt a közelmúltban történt bombariadó, illetve a szalmonellás Kinder tojás esete. Ezeket az eseteket megpróbáltuk szociológus szemmel boncolgatni. Mit írhatna erről egy szociológus?; Hogyan kutatná?; és ehhez hasonló kérdésekre kerestük meg együtt a választ. Elég hosszasan beszélgettünk ezekkel kapcsolatban. </text:p>
      <text:p text:style-name="P2">Ezután a társadalmi egyenlőtlenségekről beszélgettünk. <text:span text:style-name="T1">Itt felmerültek olyan dolgok, hogy mi határozhatja meg azt hogy egy ember hol helyezkedik el a társadalmi ranglétrán, mi alapján különböztetjük meg egymást <text:s/>a társadalomban. Arra jutottunk, hogy nagy valószínűséggel a szülői háttér, az anyagi állapotok nagyban meghatározzák egy ember életében azt, hogy később hova is kerül, milyen pozíciót tölthet be. Emellett kitértünk arra is, hogy a bőrszín is egy igen fontos tényező, valamint a nem. Például kicsi arra az esély, hogy egy rossz környezetből jövő ember fel tudja magát küzdeni ezen a bizonyos ranglétrán. Valamint egy nőnek kevesebb esélye van egy nagyon magas pozíciót betölteni, ellentétben a férfiakkal. </text:span></text:p>
      <text:p text:style-name="P3">A társadalmi egyenlőtlenségek kapcsán került szóba az úgynevezett társadalmi mobilitás, amely az egyén vagy család társadalmi helyzetének a megváltozását jelenti. <text:span text:style-name="T2">A társadalmi helyzetet meghatározhatja az iskolázottság, a jövedelem stb. A társadalmi helyzet változása lehet negatív és pozitív is, hiszen vannak olyan példák, amikor egy rosszabb körülmények közül jövő ember magasra tör. Ellenben ezzel olyan eseteket is ismerünk, amikor emberek „átesnek a ló túloldalára”, és amilyen magasan voltak előtte, egy baki után olyan mélyre is kerülnek. </text:span></text:p>
      <text:p text:style-name="P3"><text:span text:style-name="T2">Kitértünk arra is, hogy szerintünk a jövőben milyen irányba fog változni Magyarország helyzete. Itt megosztó vélemények születtek. </text:span></text:p>
      <text:p text:style-name="P4">Előkerültek ennél a témakörnél a szórakoztató ipari tv műsorok is, és egy kicsit elgondolkoztunk azon hogy vajon miért lehet az hogy amelyen gyorsan felkapnak egy ilyen műsort, olyan gyorsan ejtik is le őket. Itt hoztunk még más terültekről is különböző példákat.</text:p>
      <text:p text:style-name="P4">Az óra végén egy Tomi mosószer reklámot tekintettünk meg és elemeztünk. Volt aki szerint egy átlagos családot ábrázolt a reklám, és volt olyan aki azt mondta, hogy inkább egy ideális családmodellre hajaz a reklám. Megbeszéltünk hogy miért gondoljuk egyiket vagy a másikat. </text:p>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hu" fo:country="H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u" fo:country="H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5T20:27:32.914000000</meta:creation-date>
    <dc:date>2022-04-25T20:58:33.609000000</dc:date>
    <meta:editing-duration>PT8M30S</meta:editing-duration>
    <meta:editing-cycles>1</meta:editing-cycles>
    <meta:document-statistic meta:table-count="0" meta:image-count="0" meta:object-count="0" meta:page-count="1" meta:paragraph-count="7" meta:word-count="332" meta:character-count="2323" meta:non-whitespace-character-count="1992"/>
    <meta:generator>LibreOffice/7.3.0.3$Windows_X86_64 LibreOffice_project/0f246aa12d0eee4a0f7adcefbf7c878fc2238db3</meta:generator>
  </office:meta>
</office:document-meta>
</file>